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8cf7" officeooo:paragraph-rsid="001c8cf7"/>
    </style:style>
    <style:style style:name="P2" style:family="paragraph" style:parent-style-name="Standard">
      <style:text-properties officeooo:rsid="001c8cf7" officeooo:paragraph-rsid="0025ed10"/>
    </style:style>
    <style:style style:name="P3" style:family="paragraph" style:parent-style-name="Standard">
      <style:text-properties officeooo:rsid="001c8cf7" officeooo:paragraph-rsid="002df1d1"/>
    </style:style>
    <style:style style:name="P4" style:family="paragraph" style:parent-style-name="Standard">
      <style:text-properties officeooo:rsid="001e2a6b" officeooo:paragraph-rsid="001e2a6b"/>
    </style:style>
    <style:style style:name="P5" style:family="paragraph" style:parent-style-name="Standard">
      <style:text-properties fo:font-weight="bold" officeooo:rsid="001c12c9" officeooo:paragraph-rsid="001c12c9" style:font-weight-asian="bold" style:font-weight-complex="bold"/>
    </style:style>
    <style:style style:name="P6" style:family="paragraph" style:parent-style-name="Standard">
      <style:text-properties officeooo:rsid="001c8cf7" officeooo:paragraph-rsid="002df1d1"/>
    </style:style>
    <style:style style:name="T1" style:family="text">
      <style:text-properties officeooo:rsid="001c8cf7"/>
    </style:style>
    <style:style style:name="T2" style:family="text">
      <style:text-properties officeooo:rsid="001fa493"/>
    </style:style>
    <style:style style:name="T3" style:family="text">
      <style:text-properties officeooo:rsid="002532d2"/>
    </style:style>
    <style:style style:name="T4" style:family="text">
      <style:text-properties officeooo:rsid="0025ed10"/>
    </style:style>
    <style:style style:name="T5" style:family="text">
      <style:text-properties officeooo:rsid="002df1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base vs RDMBS</text:p>
      <text:p text:style-name="P4">Hbase ve diğer <text:span text:style-name="T1">column-oriented </text:span>veritabanları genellikle <text:span text:style-name="T2">populer relational veritabanlari veya RDMS lerle kıyaslanır.Implementasyonları ve odaklandıklar problemler brbirinden tamamen farklıdır .</text:span></text:p>
      <text:p text:style-name="P1"/>
      <text:p text:style-name="P2"><text:span text:style-name="T4">Hbase dagıtık </text:span>column-oriented <text:span text:style-name="T4">veri depolama sistemidir. HDFS üzerinden Hadoop sayesinden rastgele okuma ve yazma sağlayabilir. Satır ve sutun yönünde ölçeklenebilirlik düşünülerek tasarlanmıştır.(binlerce satır binlerce sutun bulunabilir) ve kolonlar halinde tablo parçalanarak parçalar farklı makinelere dağıtılabilir.</text:span></text:p>
      <text:p text:style-name="P3"/>
      <text:p text:style-name="P3">RDBMS, <text:span text:style-name="T5">sabit bir şema vardır. <text:s/></text:span>row-oriented <text:span text:style-name="T5">ve </text:span>ACID <text:span text:style-name="T5">kurallarını sağlayan bir <text:s/></text:span>SQL query engine <text:span text:style-name="T5">dir.</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2-19T16:37:28.454316145</meta:creation-date>
    <dc:date>2014-02-19T23:41:07.323814260</dc:date>
    <dc:creator>sertac </dc:creator>
    <meta:editing-duration>PT12M11S</meta:editing-duration>
    <meta:editing-cycles>22</meta:editing-cycles>
    <meta:generator>LibreOffice/4.1.3.2$Linux_X86_64 LibreOffice_project/410m0$Build-2</meta:generator>
    <meta:document-statistic meta:table-count="0" meta:image-count="0" meta:object-count="0" meta:page-count="1" meta:paragraph-count="4" meta:word-count="73" meta:character-count="625" meta:non-whitespace-character-count="554"/>
  </office:meta>
</office:document-meta>
</file>